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2d57a"/>
    </style:style>
    <style:style style:name="P3" style:family="paragraph" style:parent-style-name="Text_20_body" style:list-style-name="L1">
      <style:text-properties officeooo:rsid="0012d57a" officeooo:paragraph-rsid="00139202"/>
    </style:style>
    <style:style style:name="P4" style:family="paragraph" style:parent-style-name="Text_20_body" style:list-style-name="L1">
      <style:text-properties officeooo:rsid="00168de8" officeooo:paragraph-rsid="00168de8"/>
    </style:style>
    <style:style style:name="P5" style:family="paragraph" style:parent-style-name="Text_20_body" style:list-style-name="L1">
      <style:text-properties officeooo:rsid="0014a00b" officeooo:paragraph-rsid="0014a00b"/>
    </style:style>
    <style:style style:name="P6" style:family="paragraph" style:parent-style-name="Text_20_body" style:list-style-name="L1">
      <style:text-properties officeooo:rsid="0014a00b" officeooo:paragraph-rsid="001af7d9"/>
    </style:style>
    <style:style style:name="P7" style:family="paragraph" style:parent-style-name="Text_20_body" style:list-style-name="L1">
      <style:text-properties officeooo:rsid="00193c44" officeooo:paragraph-rsid="00247c75"/>
    </style:style>
    <style:style style:name="P8" style:family="paragraph" style:parent-style-name="Text_20_body" style:list-style-name="L1">
      <style:text-properties officeooo:rsid="00193c44" officeooo:paragraph-rsid="00193c44"/>
    </style:style>
    <style:style style:name="P9" style:family="paragraph" style:parent-style-name="Text_20_body" style:list-style-name="L1">
      <style:text-properties officeooo:rsid="00193c44" officeooo:paragraph-rsid="0020e949"/>
    </style:style>
    <style:style style:name="P10" style:family="paragraph" style:parent-style-name="Text_20_body" style:list-style-name="L1">
      <style:text-properties officeooo:rsid="00274d33" officeooo:paragraph-rsid="00299a65"/>
    </style:style>
    <style:style style:name="P11" style:family="paragraph" style:parent-style-name="Text_20_body" style:list-style-name="L1">
      <style:text-properties officeooo:rsid="00299a65" officeooo:paragraph-rsid="00299a65"/>
    </style:style>
    <style:style style:name="P12" style:family="paragraph" style:parent-style-name="Text_20_body" style:list-style-name="L1">
      <style:text-properties officeooo:rsid="002a6ece" officeooo:paragraph-rsid="002a6ece"/>
    </style:style>
    <style:style style:name="P13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1a08d4"/>
    </style:style>
    <style:style style:name="T5" style:family="text">
      <style:text-properties officeooo:rsid="0020e949"/>
    </style:style>
    <style:style style:name="T6" style:family="text">
      <style:text-properties officeooo:rsid="00253060"/>
    </style:style>
    <style:style style:name="T7" style:family="text">
      <style:text-properties officeooo:rsid="00299a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Зміст аркушів креслень</text:h>
      <text:list xml:id="list1700806692" text:style-name="L1">
        <text:list-item>
          <text:p text:style-name="P1">Загальний вигляд.</text:p>
        </text:list-item>
        <text:list-item>
          <text:p text:style-name="P1">Розріз <text:span text:style-name="T1">А-А. Фундамент.</text:span></text:p>
        </text:list-item>
        <text:list-item>
          <text:p text:style-name="P2">Розріз А-А. Лицювання фундаменту, відмостка. <text:span text:style-name="T3">(немає)</text:span></text:p>
        </text:list-item>
        <text:list-item>
          <text:p text:style-name="P2">Підвал.</text:p>
        </text:list-item>
        <text:list-item>
          <text:p text:style-name="P2">Покрівна плита підвалу.</text:p>
        </text:list-item>
        <text:list-item>
          <text:p text:style-name="P2">Оглядова яма.</text:p>
        </text:list-item>
        <text:list-item>
          <text:p text:style-name="P2">Розріз Б-Б. Низ коробки.</text:p>
        </text:list-item>
        <text:list-item>
          <text:p text:style-name="P2">Розріз В-В. Середина коробки.</text:p>
        </text:list-item>
        <text:list-item>
          <text:p text:style-name="P3">Розріз <text:span text:style-name="T2">Г</text:span>-<text:span text:style-name="T2">Г</text:span>. <text:span text:style-name="T2">Верх коробки. (немає)</text:span></text:p>
        </text:list-item>
        <text:list-item>
          <text:p text:style-name="P4">ЗБ перекриття. <text:span text:style-name="T3">(доробити)</text:span></text:p>
        </text:list-item>
        <text:list-item>
          <text:p text:style-name="P5">Вікно кімнатне звичайне.</text:p>
        </text:list-item>
        <text:list-item>
          <text:p text:style-name="P5">Вікно кімнатне світлове.</text:p>
        </text:list-item>
        <text:list-item>
          <text:p text:style-name="P6">Двері кімнатні.</text:p>
        </text:list-item>
        <text:list-item>
          <text:p text:style-name="P7">Перемичка дверна <text:span text:style-name="T5">(розріз)</text:span>.</text:p>
        </text:list-item>
        <text:list-item>
          <text:p text:style-name="P5">Ворота гаражні.</text:p>
        </text:list-item>
        <text:list-item>
          <text:p text:style-name="P8">Перемичка воріт <text:span text:style-name="T5">(розріз)</text:span>.</text:p>
        </text:list-item>
        <text:list-item>
          <text:p text:style-name="P9"><text:span text:style-name="T6">Загальна п</text:span>еремичка воріт.</text:p>
        </text:list-item>
        <text:list-item>
          <text:p text:style-name="P4"><text:span text:style-name="T3">Армопояс і а</text:span>нкер для балок. <text:span text:style-name="T4">(немає)</text:span></text:p>
        </text:list-item>
        <text:list-item>
          <text:p text:style-name="P10">Арматурні каркаси вікон <text:span text:style-name="T7">(додаток до арк. 11, 12)</text:span>.</text:p>
        </text:list-item>
        <text:list-item>
          <text:p text:style-name="P11">Розрізи армопоясу у різних місцях (додаток до арк. 9).</text:p>
        </text:list-item>
        <text:list-item>
          <text:p text:style-name="P12">Модифіковані U-бло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09-08T09:23:06.955127715</dc:date>
    <dc:creator>Віталій </dc:creator>
    <meta:editing-duration>PT19H55M51S</meta:editing-duration>
    <meta:editing-cycles>21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2" meta:word-count="101" meta:character-count="634" meta:non-whitespace-character-count="576"/>
  </office:meta>
</office:document-meta>
</file>